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uilding MIDI styles for Yamaha from scratch</text:h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9T22:32:40.181970221</meta:creation-date>
    <dc:date>2025-07-09T22:36:20.991035453</dc:date>
    <meta:editing-duration>PT3M42S</meta:editing-duration>
    <meta:editing-cycles>2</meta:editing-cycles>
    <meta:generator>LibreOffice/25.2.0.3$Linux_X86_64 LibreOffice_project/e1cf4a87eb02d755bce1a01209907ea5ddc8f069</meta:generator>
    <meta:document-statistic meta:table-count="0" meta:image-count="0" meta:object-count="0" meta:page-count="1" meta:paragraph-count="1" meta:word-count="7" meta:character-count="44" meta:non-whitespace-character-count="38"/>
  </office:meta>
</office:document-meta>
</file>